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05556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5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28bc5a"/>
    </style:style>
    <style:style style:name="P19" style:family="paragraph" style:parent-style-name="Table_20_Contents">
      <style:text-properties officeooo:rsid="002f7fc8" officeooo:paragraph-rsid="002f7fc8"/>
    </style:style>
    <style:style style:name="P20" style:family="paragraph" style:parent-style-name="Table_20_Contents">
      <style:text-properties officeooo:paragraph-rsid="00305556"/>
    </style:style>
    <style:style style:name="P21" style:family="paragraph" style:parent-style-name="Table_20_Contents" style:list-style-name="L1">
      <style:text-properties officeooo:rsid="002f7fc8" officeooo:paragraph-rsid="0030d28b"/>
    </style:style>
    <style:style style:name="P22" style:family="paragraph" style:parent-style-name="Table_20_Contents" style:list-style-name="L1">
      <style:text-properties officeooo:rsid="002f7fc8" officeooo:paragraph-rsid="0032b361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rsid="0019a834" officeooo:paragraph-rsid="001d9b1c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officeooo:rsid="002aeff2"/>
    </style:style>
    <style:style style:name="T11" style:family="text">
      <style:text-properties officeooo:rsid="0026e5cd"/>
    </style:style>
    <style:style style:name="T12" style:family="text">
      <style:text-properties officeooo:rsid="003b2b9b"/>
    </style:style>
    <style:style style:name="T13" style:family="text">
      <style:text-properties officeooo:rsid="002d3ed5"/>
    </style:style>
    <style:style style:name="T14" style:family="text">
      <style:text-properties officeooo:rsid="002f7fc8"/>
    </style:style>
    <style:style style:name="T15" style:family="text">
      <style:text-properties officeooo:rsid="00305556"/>
    </style:style>
    <style:style style:name="T16" style:family="text">
      <style:text-properties officeooo:rsid="0030d28b"/>
    </style:style>
    <style:style style:name="T17" style:family="text">
      <style:text-properties officeooo:rsid="0032e79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7">Republikový výbor</text:span></text:p>
            <text:p text:style-name="P14">z<text:span text:style-name="T8">a</text:span>st<text:span text:style-name="T8">o</text:span>up<text:span text:style-name="T8">ena</text:span>: <text:span text:style-name="T10">Bc. Jana Rohová, jana.rohova@pirati.cz, vedoucí PO</text:span></text:p>
            <text:p text:style-name="P14">v.z. Vladislav Tobias Esner, tobias.esner@pirati.cz, pověřen vedouc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Dodavatel</text:span><text:span text:style-name="T6">:</text:span></text:p>
          </table:table-cell>
          <table:table-cell table:style-name="Tabulka1.A1" office:value-type="string">
            <text:p text:style-name="P20"><text:span text:style-name="T8">Jméno</text:span>: <text:span text:style-name="T3">Elizabet Kovačeva</text:span>, <text:s/>IČO. 88087751</text:p>
            <text:p text:style-name="P18"><text:s text:c="3"/><text:span text:style-name="T12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9">Asistent <text:span text:style-name="T15">Republikového výboru</text:span></text:p>
            <text:list xml:id="list250612387626485505" text:style-name="L1">
              <text:list-item>
                <text:p text:style-name="P21">zařizování zasedání</text:p>
              </text:list-item>
              <text:list-item>
                <text:p text:style-name="P21"><text:span text:style-name="T16">z</text:span>ápisy, ubytování, prostory, občerstvení, proplácení - hlídání lhůt jednání</text:p>
              </text:list-item>
              <text:list-item>
                <text:p text:style-name="P22">posílání soukromých zpráv, sms členům republikového výboru při zahájení hlasování + zbylým před skončením hlasování</text:p>
              </text:list-item>
              <text:list-item>
                <text:p text:style-name="P22"><text:s/>připravování podkladů pro jednání, komunikace s navrhovateli, šéfy odborů</text:p>
              </text:list-item>
              <text:list-item>
                <text:p text:style-name="P22">hlídání podatelen, koordinace jednatelů, aby si rozdělovali jednání bezodkladně</text:p>
              </text:list-item>
              <text:list-item>
                <text:p text:style-name="P22">asistent republikového výboru nebude ze své pozice vstupovat fyzicky do jednání, bude mít pouze úlohu informačního koordinátora, aby se informace dostaly potřebným</text:p>
              </text:list-item>
            </text:list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9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6">50</text:span>h <text:span text:style-name="T13">měsíčně </text:span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Odměna</text:span>:</text:p>
          </table:table-cell>
          <table:table-cell table:style-name="Tabulka1.A1" office:value-type="string">
            <text:p text:style-name="P13">• paušální odměna <text:span text:style-name="T15">8.000,-</text:span>Kč měsíčně </text:p>
            <text:p text:style-name="P13">• úkolová odměna: až <text:span text:style-name="T15">2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Termín provedení</text:span>:</text:p>
          </table:table-cell>
          <table:table-cell table:style-name="Tabulka1.A1" office:value-type="string">
            <text:p text:style-name="P12"><text:s/><text:span text:style-name="T11">Od 01-05-2018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5">V <text:span text:style-name="T9">Praze</text:span> dne <text:s/><text:span text:style-name="T11">01-05-2018</text:span></text:p>
      <text:p text:style-name="P4">Za zadavatele: <text:tab/><text:tab/><text:tab/>Za dodavatele: </text:p>
      <text:p text:style-name="P7"><text:span text:style-name="T13">Vladislav Tobias Esner</text:span><text:tab/><text:tab/> <text:s/><text:span text:style-name="T6">Elizabet Kovačeva</text:span></text:p>
      <text:p text:style-name="P6"/>
      <text:p text:style-name="P4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80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26T22:14:12.587454603</dc:date>
    <meta:editing-cycles>117</meta:editing-cycles>
    <meta:editing-duration>P24DT13H45M11S</meta:editing-duration>
    <meta:generator>LibreOffice/5.1.6.2$Linux_X86_64 LibreOffice_project/10m0$Build-2</meta:generator>
    <meta:print-date>2018-05-09T12:03:44.773604536</meta:print-date>
    <dc:creator>Vladislav Tobias Esner</dc:creator>
    <meta:document-statistic meta:table-count="1" meta:image-count="1" meta:object-count="0" meta:page-count="1" meta:paragraph-count="36" meta:word-count="230" meta:character-count="1748" meta:non-whitespace-character-count="1540"/>
    <meta:user-defined meta:name="Informace 1"/>
    <meta:user-defined meta:name="Informace 2"/>
    <meta:user-defined meta:name="Informace 3"/>
    <meta:user-defined meta:name="Informace 4"/>
  </office:meta>
</office:document-meta>
</file>